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65a41"/>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65a41"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officeooo:paragraph-rsid="00165a41"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officeooo:paragraph-rsid="00165a41"/>
    </style:style>
    <style:style style:name="P5" style:family="paragraph" style:parent-style-name="Text_20_body">
      <style:paragraph-properties fo:margin-left="0.741cm" fo:margin-right="0cm" fo:margin-top="0cm" fo:margin-bottom="0cm" loext:contextual-spacing="false" fo:line-height="138%" fo:text-indent="-0.741cm" style:auto-text-indent="false"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5a41" style:text-blinking="false" fo:background-color="transparent"/>
    </style:style>
    <style:style style:name="P6"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5a41" style:text-blinking="false" fo:background-color="transparent"/>
    </style:style>
    <style:style style:name="P7" style:family="paragraph" style:parent-style-name="Text_20_body">
      <style:paragraph-properties fo:margin-left="0cm" fo:margin-right="0cm" fo:margin-top="0cm" fo:margin-bottom="0cm" loext:contextual-spacing="false" fo:line-height="138%" fo:text-align="justify" style:justify-single-word="false" fo:text-indent="0.741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65a41" style:text-blinking="false" fo:background-color="transparent"/>
    </style:style>
    <style:style style:name="P8"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variant="normal" fo:text-transform="none" fo:color="#000000" style:text-line-through-style="none" style:text-line-through-type="none" style:text-underline-style="none" officeooo:paragraph-rsid="00165a41"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align="justify" style:justify-single-word="false" fo:text-indent="0.741cm" style:auto-text-indent="false" style:writing-mode="lr-tb"/>
      <style:text-properties fo:font-weight="normal" officeooo:paragraph-rsid="00165a41"/>
    </style:style>
    <style:style style:name="P10"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weight="normal" officeooo:paragraph-rsid="00165a41"/>
    </style:style>
    <style:style style:name="T1" style:family="text">
      <style:text-properties style:font-name="Arial" fo:font-size="11pt" fo:font-style="normal" fo:font-weight="normal"/>
    </style:style>
    <style:style style:name="T2" style:family="text">
      <style:text-properties style:font-name="Arial" fo:font-size="11pt" fo:font-style="normal" fo:font-weight="bold"/>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text:p>
      <text:p text:style-name="P5">a. Input Unit</text:p>
      <text:p text:style-name="P5">b. Programming the Computer</text:p>
      <text:p text:style-name="P5">c. Assembly language</text:p>
      <text:p text:style-name="P5">d. Output unit</text:p>
      <text:p text:style-name="P5">e. Memory unit and secondary storage unit</text:p>
      <text:p text:style-name="P5">f. The central processing unit(CPU)</text:p>
      <text:p text:style-name="P5">g. Arithmetic and Logic unit(ALU)</text:p>
      <text:p text:style-name="P5">h. High level Languages</text:p>
      <text:p text:style-name="P5">i. Machine Language</text:p>
      <text:p text:style-name="P5">j. The central processing unit(CPU)</text:p>
      <text:p text:style-name="P3"/>
      <text:p text:style-name="P2">1.5</text:p>
      <text:p text:style-name="P5">a) Java Features</text:p>
      <text:p text:style-name="P5">b) Java standard edition(Java SE). Java enterprise edition(Java EE). Java micro edition.(Java ME)</text:p>
      <text:p text:style-name="P5">c) Bandwidth</text:p>
      <text:p text:style-name="P5">d) Assembler</text:p>
      <text:p text:style-name="P3"><text:span text:style-name="T1">1.6</text:span></text:p>
      <text:p text:style-name="P5">a. Edit, Compile, Load, Verify, and Execute</text:p>
      <text:p text:style-name="P5">b. An Integrated development environment(IDE)</text:p>
      <text:p text:style-name="P5">c. Java Virtual Machine(JVM)</text:p>
      <text:p text:style-name="P5">d. Virtual Machine</text:p>
      <text:p text:style-name="P5">e. T Java Virtual Machine class loader</text:p>
      <text:p text:style-name="P5">f. Bytecode verifier</text:p>
      <text:p text:style-name="P4"><text:span text:style-name="T3">1.7</text:span><text:span text:style-name="T8"> </text:span><text:span text:style-name="T4">The Just-In-Time (JIT) compiler is a component of the run-time environment that improves the performance of Java applications by compiling bytecodes to native machine code at run-time.</text:span></text:p>
      <text:p text:style-name="P6">Java programs consists of classes, which contain platform-neutral bytecodes that can be interpreted by a JVM on many different computer architectures. At run time, the JVM loads the class files, determines the semantics of each individual bytecode, and performs the appropriate computation. The additional processor and memory usage during interpretation means that a Java application performs more slowly than a native application. The JIT compiler helps improve the performance of Java programs by compiling bytecodes into native machine code at run time.</text:p>
      <text:p text:style-name="P8"><text:span text:style-name="T1">The JIT compiler is enabled by default. When a method has been compiled, the JVM calls the compiled code of that method directly instead of interpreting it. Theoretically, if compilation did not require processor time and memory usage, compiling every method could allow the speed of the Java program to match that of a native application.</text:span></text:p>
      <text:p text:style-name="P8"><text:span text:style-name="T1">JIT compilation does require processor time and memory usage. When the JVM first starts up, thousands of methods are called. Compiling all of these methods can significantly affect start up time, even if the program eventually achieves very good peak performance</text:span></text:p>
      <text:p text:style-name="P3"><text:span text:style-name="T2">1.8</text:span></text:p>
      <text:p text:style-name="P6"><text:soft-page-break/>Object: A wrist watch is an object in the sense that it is a tangible item with specific properties and functions. It is an instance of a more general concept, which is a timekeeping device.</text:p>
      <text:p text:style-name="P8"><text:span text:style-name="T1">Attributes: Attributes of a wrist watch include its brand, size, color, material, and the type of mechanism it uses (analog or digital). These attributes help define the watch's appearance and functionality.</text:span></text:p>
      <text:p text:style-name="P8"><text:span text:style-name="T1">Behaviors: Behaviors of a wrist watch include displaying the time, setting the time, and possibly additional functions like stopwatch, alarm, or date display. These behaviors are the actions that the watch can perform.</text:span></text:p>
      <text:p text:style-name="P8"><text:span text:style-name="T1">Class: When applied specifically to watches, it has to do with a clean and classic design, and most likely, a large price tag. A watch that exudes class wouldn't have too many buttons or things sticking out of it, it'd likely have a cleanly designed leather band, and it wouldn't be overly flashy.</text:span></text:p>
      <text:p text:style-name="P8"><text:span text:style-name="T1">Inheritance: Inheritance is the concept of one class inheriting properties and behaviors from another class. For example, an alarm clock could be a subclass of a wrist watch, inheriting the basic timekeeping functions but adding additional alarm-related behaviors.</text:span></text:p>
      <text:p text:style-name="P3"><text:span text:style-name="T1">2. The java source code is compiled into an intermediate binary code known as the Bytecode, during the Java compilation process the machine cannot directly execute this Bytecode, but a virtual machine known as the Java Virtual Machine or JVM understands it. JVM includes a Java interpreter that converts bytecode to target computer machine code. JVM is platform-specific, which means that each platform has its own JVM. However, once the proper JVM is installed on the machine, any Java Bytecode code can be run.</text:span></text:p>
      <text:p text:style-name="P3"><text:span text:style-name="T1">3. JDK is for development purpose whereas JRE is for running the java programs. JDK and JRE both contains JVM. JVM is the heart of java programming language and provides platform independence</text:span></text:p>
      <text:p text:style-name="P6">JDK stands for Java Development Kit. It is a software development environment used to develop Java applications and applets. It is a platform-specific software that is there are separate installers for Windows, Mac, and Unix systems. Java developers can use it on their Windows, macOS, Solaris, and Linux to code and run Java programs. It contains Java Run time Environment(JRE) and other development tools like an interpreter, compiler, archiver, and a document generator. We can possibly install more than one JDK version on the same computer. </text:p>
      <text:p text:style-name="P6">JRE stands for Java Run time Environment. It is the implementation of JVM and it is specially designed to provide an environment to execute Java programs. It is also platform dependent like JDK. It consists of JVM, Java binaries, and other classes for the smooth execution of the program. It doesn’t contain any development tools like a compiler, debugger, etc. If we only want to execute a program, we just need to install JRE and not JDK, since there is no development or compilation of the code required.</text:p>
      <text:p text:style-name="P3"><text:span text:style-name="T1">4. We need a compiler because the computer can't understand the source code directly, it will understand only object level code, source codes are human readable format but the system cannot understand it. So, the compiler is intermediate between human readable format and machine-readable format.</text:span></text:p>
      <text:p text:style-name="P1"><text:span text:style-name="T6">5. A computer system consist of hardware and software, the hardware refers to the physical and visible components of the system such as a monitor, CPU, keyboard and mouse. Software, on the other hand, refers to a set of instructions which enable the hardware to perform a specific set of tasks. A Computer can </text:span><text:soft-page-break/><text:span text:style-name="T6">also be divided into various logical units, which are input unit, output unit, memory unit, arithmetic and logic unit, central processing unit and the secondary storage unit. The input unit which is the receiving section obtains information (data and computer programs) from input devices and places it at the disposal of the other units for processing. E.g input is entered into computers through keyboards, touch screens and mouse devices. The output section takes already processed information, puts it on various output devices to make it available for use outside the computer. Etc.</text:span></text:p>
      <text:p text:style-name="P7">Data hierarchy refers to the systematic organization of data, often in a hierarchical form. And under it we have bits which are the smallest data item in a computer, we also have characters which are used to write programs and also to represent data items. We have fields too which are basically composed of characters or bytes which mean something. A group of related records is a file. A database can be seen as a collection of data for easy access and manipulation. Big data applications deal with massive amounts of data, its all about the largest sizes of data. Under programming language we have three types which are machine, assembly and high level languages. Machine languages generally consist of strings of numbers (ultimately reduced to 1s and 0s that instruct computers to perform their most basic operations one at a time.</text:p>
      <text:p text:style-name="P9"><text:span text:style-name="T7">Operating systems are software systems that makes the usage of computer easy and convenient for users. We have different types of operating systems namely Windows, Linux, Apple</text:span><text:span text:style-name="T9">’</text:span><text:span text:style-name="T7">s macOS, and the iOS, and Google</text:span><text:span text:style-name="T9">’</text:span><text:span text:style-name="T7">s Android. We have so many programming languages Ada, Basic, C, C++, C#, COBOL, Fortran, Python, Swift, Javascript, virtual basic, and many more.</text:span></text:p>
      <text:p text:style-name="P10"><text:span text:style-name="T5">Java is the most preferred language for meeting an enterprise’s programming needs.</text:span><text:span text:style-name="T7">There are three editions of Java that can be used to build different kinds of applications, the Java standard edition, the Java enterprise edition and the Java micro edition. The java standard edition contains the capabilities needed to develop desktop and server applications. The java enterprise edition is geared towards developing large scale, distributed networking applications and web-based applications. The java micro edition is geared towards developing applications for resource-constrained embedded devices, such as smart-watches, television set-top boxes, smart meters and more.</text:span></text:p>
      <text:p text:style-name="P7">To create and execute a java program, there are steps needed to be taken, first, create the program, compile the program into bytecodes, load the program into memory, bytecode verification, then execution. Programs might not work on the first try, each of the preceding phases can fail because of various errors, once this happens, we return back to the edit phase, make the necessary corrections and proceed through the remaining phases again to determine whether the corrections fixed the problem.</text:p>
      <text:p text:style-name="P9"><text:span text:style-name="T7">we cant talk about computers without talking about the internet. The Internet, sometimes called simply the Net is</text:span><text:span text:style-name="T9"> </text:span><text:span text:style-name="T7">a worldwide system of computer networks, a network of networks in which users get information from any other computer and sometimes talk directly to users at other computers. And under the internet we have the world wide web, which makes the internet user friendly, web services and mashups, (mashups in web development is</text:span><text:span text:style-name="T9"> </text:span><text:span text:style-name="T7">a web page or web application that uses content from more than one source to create a single new service displayed in a single graphical interface), internet of things, (a thing is any object with an IP address and the ability to send data automatically over the Internet).</text:span></text:p>
      <text:p text:style-name="P7">We have various software technologies, which are Agile software development, Re-factoring, Design patterns, LAMP, Software as a service. Etc.</text:p>
      <text:p text:style-name="P7">Software is complex. Large, real-world software applications can take many months or even years to design and implement. When large software products are under development, they typically are made available to the user communities as a series of releases, each more complete and polished than the last.</text:p>
      <text:p text:style-name="P1"><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2T19:19:22.281806477</meta:creation-date>
    <dc:date>2023-05-02T19:20:12.316166416</dc:date>
    <meta:editing-duration>PT50S</meta:editing-duration>
    <meta:editing-cycles>1</meta:editing-cycles>
    <meta:document-statistic meta:table-count="0" meta:image-count="0" meta:object-count="0" meta:page-count="3" meta:paragraph-count="47" meta:word-count="1528" meta:character-count="9589" meta:non-whitespace-character-count="8105"/>
    <meta:generator>LibreOffice/6.4.7.2$Linux_X86_64 LibreOffice_project/40$Build-2</meta:generator>
  </office:meta>
</office:document-meta>
</file>